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80000063A49004177BE93D5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8cm" svg:stroke-color="#000000" draw:stroke-linejoin="round" svg:stroke-linecap="butt" draw:fill="none" fo:padding-top="0.04cm" fo:padding-bottom="0.04cm" fo:padding-left="0.04cm" fo:padding-right="0.0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034cm" fo:min-width="0.034cm" fo:padding-top="0cm" fo:padding-bottom="0cm" fo:padding-left="0cm" fo:padding-right="0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2cm" fo:min-width="4.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pt" style:font-size-asian="1pt" style:font-size-complex="1p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color="#000000" style:font-name="Nimbus Sans L" fo:font-size="1pt" style:font-size-asian="1pt" style:font-name-complex="Nimbus Sans L" style:font-size-complex="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frame draw:style-name="gr2" draw:text-style-name="P2" draw:layer="layout" svg:width="20.996cm" svg:height="26.997cm" svg:x="0cm" svg:y="1.351cm">
          <draw:image xlink:href="Pictures/10000000000004D80000063A49004177BE93D5D9.png" xlink:type="simple" xlink:show="embed" xlink:actuate="onLoad">
            <text:p/>
          </draw:image>
        </draw:frame>
        <draw:polygon draw:style-name="gr3" draw:text-style-name="P2" draw:layer="layout" svg:width="1.2cm" svg:height="1.499cm" svg:x="9.898cm" svg:y="2.3cm" svg:viewBox="0 0 1201 1500" draw:points="601,1500 0,1500 0,0 1201,0 1201,1500">
          <text:p/>
        </draw:polygon>
        <draw:frame draw:style-name="gr4" draw:text-style-name="P4" draw:layer="layout" svg:width="0.535cm" svg:height="0.035cm" svg:x="0.099cm" svg:y="29.626cm">
          <draw:text-box>
            <text:p text:style-name="P3"><text:span text:style-name="T1">Powered by TCPDF (www.tcpdf.org)</text:span></text:p>
          </draw:text-box>
        </draw:frame>
        <draw:custom-shape draw:style-name="gr5" draw:text-style-name="P5" draw:layer="layout" svg:width="4.6cm" svg:height="1.2cm" svg:x="15.8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3T17:03:07.682844078</dc:date>
    <meta:editing-duration>PT10S</meta:editing-duration>
    <meta:editing-cycles>1</meta:editing-cycles>
    <meta:document-statistic meta:object-count="5"/>
    <meta:generator>LibreOffice/5.3.2.2$Linux_X86_64 LibreOffice_project/30m0$Build-2</meta:generator>
  </office:meta>
</office:document-meta>
</file>